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9mm"/>
    </style:style>
    <style:style style:name="co3" style:family="table-column">
      <style:table-column-properties fo:break-before="auto" style:column-width="4.18mm"/>
    </style:style>
    <style:style style:name="co4" style:family="table-column">
      <style:table-column-properties fo:break-before="auto" style:column-width="3.9mm"/>
    </style:style>
    <style:style style:name="co5" style:family="table-column">
      <style:table-column-properties fo:break-before="auto" style:column-width="9.77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0.9mm"/>
    </style:style>
    <style:style style:name="co8" style:family="table-column">
      <style:table-column-properties fo:break-before="auto" style:column-width="52.42mm"/>
    </style:style>
    <style:style style:name="co9" style:family="table-column">
      <style:table-column-properties fo:break-before="auto" style:column-width="10.2mm"/>
    </style:style>
    <style:style style:name="co10" style:family="table-column">
      <style:table-column-properties fo:break-before="auto" style:column-width="10.48mm"/>
    </style:style>
    <style:style style:name="co11" style:family="table-column">
      <style:table-column-properties fo:break-before="auto" style:column-width="9.49mm"/>
    </style:style>
    <style:style style:name="co12" style:family="table-column">
      <style:table-column-properties fo:break-before="auto" style:column-width="57.31mm"/>
    </style:style>
    <style:style style:name="co13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R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1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USB_GPX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neral interrupt from USB I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SB_IN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SB protocol interrupt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4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4, active hig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B3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3, active hig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B2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2, active hig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B1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1, active hig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F0" calcext:value-type="string">
            <text:p>0xF0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C" calcext:value-type="string">
            <text:p>0xC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2.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1" calcext:value-type="string">
            <text:p>0x1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3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11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3.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);&quot;&quot;)" office:value-type="string" office:string-value="0x0" calcext:value-type="string">
            <text:p>0x0</text:p>
          </table:table-cell>
          <table:table-cell table:style-name="ce9" table:formula="of:=CONCATENATE(&quot;0x&quot;;DEC2HEX([.I4]*2^[.D4]+[.I5]*2^[.D5]+[.I6]*2^[.D6]+[.I7]*2^[.D7]+[.I8]*2^[.D8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4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4.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CS_USB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ip select, USB IC, active low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OS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P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MIS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P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SCLK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P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T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ART, debug port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R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ART, debug port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CS_J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ip select, joystick #2, active low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CS_J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ip select, joystick #1, active low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3E" calcext:value-type="string">
            <text:p>0x3E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C1" calcext:value-type="string">
            <text:p>0xC1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C1" calcext:value-type="string">
            <text:p>0xC1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5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5.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HF X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rystal mod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HF X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rystal mod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);&quot;&quot;)" office:value-type="string" office:string-value="0xC" calcext:value-type="string">
            <text:p>0xC</text:p>
          </table:table-cell>
          <table:table-cell table:style-name="ce9" table:formula="of:==CONCATENATE(&quot;0x&quot;;DEC2HEX([.G4]*2^[.D4]+[.G5]*2^[.D5]+[.G6]*2^[.D6]+[.G7]*2^[.D7]+[.G8]*2^[.D8]+[.G9]*2^[.D9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);&quot;&quot;)" office:value-type="string" office:string-value="0x0" calcext:value-type="string">
            <text:p>0x0</text:p>
          </table:table-cell>
          <table:table-cell table:style-name="ce9" table:formula="of:=CONCATENATE(&quot;0x&quot;;DEC2HEX([.I4]*2^[.D4]+[.I5]*2^[.D5]+[.I6]*2^[.D6]+[.I7]*2^[.D7]+[.I8]*2^[.D8]+[.I9]*2^[.D9]);&quot;&quot;)" office:value-type="string" office:string-value="0x33" calcext:value-type="string">
            <text:p>0x33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6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6.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SB_RST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set the USB IC, active low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6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2" calcext:value-type="string">
            <text:p>0x2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D" calcext:value-type="string">
            <text:p>0xD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0:08:13.950378399</meta:creation-date>
    <meta:generator>LibreOffice/6.0.6.2$Linux_X86_64 LibreOffice_project/00m0$Build-2</meta:generator>
    <dc:date>2019-01-06T23:52:47.326924848</dc:date>
    <meta:editing-duration>PT6H40M36S</meta:editing-duration>
    <meta:editing-cycles>11</meta:editing-cycles>
    <meta:document-statistic meta:table-count="6" meta:cell-count="447" meta:object-count="0"/>
  </office:meta>
</office:document-meta>
</file>